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Sheet1.J24" table:end-x="0.99cm" table:end-y="0.412cm" draw:z-index="0" draw:style-name="gr1" draw:text-style-name="P1" svg:width="15.999cm" svg:height="8.999cm" svg:x="0.798cm" svg:y="0.446cm">
              <draw:object draw:notify-on-update-of-ranges="Sheet1.A11:Sheet1.A11 Sheet1.A12:Sheet1.A20 Sheet1.B11:Sheet1.B11 Sheet1.A12:Sheet1.A20 Sheet1.B12:Sheet1.B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>
            <text:p>CO ppm</text:p>
          </table:table-cell>
          <table:table-cell office:value-type="string">
            <text:p>Rs/Ro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6">
            <text:p>1.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4">
            <text:p>1.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6">
            <text:p>0.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39">
            <text:p>0.39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3">
            <text:p>0.3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1">
            <text:p>0.21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16">
            <text:p>0.16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9">
            <text:p>0.0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/01/2018</text:date>, <text:time>20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M57S</meta:editing-duration>
    <meta:editing-cycles>3</meta:editing-cycles>
    <meta:generator>OpenOffice/4.1.4$Win32 OpenOffice.org_project/414m5$Build-9788</meta:generator>
    <dc:date>2018-01-12T20:03:18.07</dc:date>
    <dc:creator>adrian peñalver fernandez</dc:creator>
    <meta:document-statistic meta:table-count="3" meta:cell-count="2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62cm" svg:y="0.316cm" chart:style-name="ch2">
          <text:p>CALIBRACIÓN</text:p>
        </chart:title>
        <chart:legend chart:legend-position="end" svg:x="11.957cm" svg:y="3.926cm" style:legend-expansion="high" chart:style-name="ch3"/>
        <chart:plot-area chart:style-name="ch4" table:cell-range-address="Sheet1.A11:Sheet1.B20" chart:data-source-has-labels="both" svg:x="0.77cm" svg:y="1.635cm" svg:width="10.547cm" svg:height="6.765cm">
          <chartooo:coordinate-region svg:x="1.762cm" svg:y="1.847cm" svg:width="9.315cm" svg:height="5.88cm"/>
          <chart:axis chart:dimension="x" chart:name="primary-x" chart:style-name="ch5" chartooo:axis-type="auto">
            <chart:categories table:cell-range-address="Sheet1.A12:Sheet1.A2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12:Sheet1.A20" chart:label-cell-address="Sheet1.B11:Sheet1.B11" chart:class="chart:scatter">
            <chart:domain table:cell-range-address="Sheet1.B12:Sheet1.B20"/>
            <chart:regression-curve chart:style-name="ch8">
              <chart:equation chart:display-r-square="true"/>
            </chart:regression-curve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Rs/Ro</text:p>
                <draw:g>
                  <svg:desc>Sheet1.B11:Sheet1.B1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12:Sheet1.A20</svg:desc>
                </draw:g>
              </table:table-cell>
              <table:table-cell office:value-type="float" office:value="1.6">
                <text:p>1.6</text:p>
                <draw:g>
                  <svg:desc>Sheet1.B12:Sheet1.B20</svg:desc>
                </draw:g>
              </table:table-cell>
              <table:table-cell office:value-type="float" office:value="50">
                <text:p>50</text:p>
                <draw:g>
                  <svg:desc>Sheet1.A12:Sheet1.A2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4">
                <text:p>1.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">
                <text:p>0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9">
                <text:p>0.3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3">
                <text:p>0.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1">
                <text:p>0.2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6">
                <text:p>0.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">
                <text:p>0.09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